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rupp 11 socialt kontrakt feedback</text:p>
      <text:list xml:id="list8192098892480447788" text:style-name="L1">
        <text:list-header>
          <text:p text:style-name="P3"/>
        </text:list-header>
        <text:list-item>
          <text:p text:style-name="P3">Generellt så är mycket kortfattat och det saknas motiveringar till varför ni gör/använder vissa saker och metoder.</text:p>
          <text:p text:style-name="P4"><text:span text:style-name="T1"/></text:p>
        </text:list-item>
        <text:list-item>
          <text:p text:style-name="P4"><text:span text:style-name="T1">Arbetstider – ganska korta arbetstider och oklart vad hur länge dessa vara då det står ”</text:span>4h/dag i grupp inkl paus ”.<text:span text:style-name="T1"> Så som jag tolkar det så arbetar ni inte på lördagar och söndagar, det kan bli svårt att utnyttja er budget fyllt ut.</text:span></text:p>
          <text:p text:style-name="P4"><text:span text:style-name="T1"/></text:p>
        </text:list-item>
        <text:list-item>
          <text:p text:style-name="P4"><text:span text:style-name="T1">Möten – Alltför kortfattat.</text:span></text:p>
          <text:p text:style-name="P4"><text:span text:style-name="T1"/></text:p>
        </text:list-item>
        <text:list-item>
          <text:p text:style-name="P4"><text:span text:style-name="T1">Konflikthantering – ser bra ut med att majoriteten som bestämmer men se till att ni ändå tar åt er det som minoriteten har sagt. </text:span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rvin </meta:initial-creator>
    <meta:creation-date>2016-03-28T22:58:53.70</meta:creation-date>
    <meta:document-statistic meta:table-count="0" meta:image-count="0" meta:object-count="0" meta:page-count="1" meta:paragraph-count="5" meta:word-count="98" meta:character-count="541"/>
    <dc:date>2016-03-28T23:21:29.67</dc:date>
    <dc:creator>Shervin </dc:creator>
    <meta:editing-duration>PT7M5S</meta:editing-duration>
    <meta:editing-cycles>1</meta:editing-cycles>
    <meta:generator>OpenOffice/4.1.2$Win32 OpenOffice.org_project/412m3$Build-9782</meta:generator>
  </office:meta>
</office:document-meta>
</file>